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42424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242424" loext:opacity="100%" style:font-name="Times New Roman" fo:font-size="14pt" fo:letter-spacing="normal" fo:font-style="normal" fo:font-weight="normal" officeooo:rsid="000eeb93" style:font-size-asian="14pt" style:font-size-complex="14pt"/>
    </style:style>
    <style:style style:name="T3" style:family="text">
      <style:text-properties fo:font-variant="normal" fo:text-transform="none" fo:color="#242424" loext:opacity="100%" style:font-name="Times New Roman" fo:font-size="14pt" fo:letter-spacing="normal" style:font-size-asian="14pt" style:font-size-complex="14pt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5" style:family="text">
      <style:text-properties style:font-name="Times New Roma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) Studiare letteratura su covert channel in general, studiare la letteratura su covert channel basati su icm</text:span><text:span text:style-name="T2">p</text:span><text:span text:style-name="T1">, collezionare tutti gli articoli che parlano di covert channel icmp e leggere/capire cosa fanno. Scrivere una tabella come quella che vedi in tesi allegata per stabilire caratteristiche e differene di queste proposte. Trovare tutti i tool che fanno covert channel con icmp e fare tabell anche di quelli come in tesi_3 (Capitolo4).</text:span><text:span text:style-name="T5"><text:line-break/></text:span><text:span text:style-name="T1">1) Capire come fare covert channel in ICMP (vedi articolo allegato), individuare i campi che ci interessano ed implementarlo.</text:span><text:span text:style-name="T5"><text:line-break/></text:span><text:span text:style-name="T1">2) Fare covert channel ICMP utilizzando Python e credo Scapy. Testarlo su reti differenti per vedere se funziona (uno a casa , uno in università, per esempio)</text:span><text:span text:style-name="T5"><text:line-break/></text:span><text:span text:style-name="T1">3) Trovare i possibili metodi di detection che esistono: RITA, IDS Wazuh, vedi sotto. Fare pcap con wireshark e controllare questi metodi per vedere se il canale è rilevato. Qui molte prove da fare con messaggi di lunghezza diversa.</text:span><text:span text:style-name="T5"><text:line-break/></text:span><text:span text:style-name="T1">4) Trovare nostro metodo di detection</text:span><text:span text:style-name="T5"><text:line-break/><text:line-break/></text:span><text:span text:style-name="T1">Per controllare exfiltration:</text:span><text:span text:style-name="T5"><text:line-break/></text:span><text:span text:style-name="T1">Wazuh: </text:span><text:a xlink:type="simple" xlink:href="https://socfortress.medium.com/data-exfiltration-using-icmp-and-how-to-detect-it-69a799cca234" text:style-name="Internet_20_link" text:visited-style-name="Visited_20_Internet_20_Link"><text:span text:style-name="T4">https://socfortress.medium.com/data-exfiltration-using-icmp-and-how-to-detect-it-69a799cca234</text:span></text:a><text:span text:style-name="T5"><text:line-break/></text:span><text:span text:style-name="T1">RITA ed estensioni IDS: vedi articolo mio allegato, o e anche le tesi in allegato</text:span><text:span text:style-name="T5"><text:line-break/><text:line-break/></text:span><text:span text:style-name="T1">Firewall or Packet Filtering Rules</text:span><text:span text:style-name="T5"><text:line-break/></text:span><text:span text:style-name="T3">    • </text:span><text:span text:style-name="T1">Advanced firewalls (like iptables) or packet manipulation frameworks (e.g., eBPF) can intercept, modify, or rewrite ICMP echo messages.</text:span><text:span text:style-name="T5"><text:line-break/></text:span><text:span text:style-name="T3">    • </text:span><text:span text:style-name="T1">Example using iptables with a plugin like NFQUEUE:</text:span><text:span text:style-name="T5"><text:line-break/></text:span><text:span text:style-name="T3">        • </text:span><text:span text:style-name="T1">Use iptables to redirect ICMP packets to a user-space queue.</text:span><text:span text:style-name="T5"><text:line-break/></text:span><text:span text:style-name="T3">        • </text:span><text:span text:style-name="T1">Modify packets using a Python script (e.g., via the nfqueue-bindings library).</text:span><text:span text:style-name="T5"><text:line-break/><text:line-break/><text:line-break/></text:span><text:span text:style-name="T1">Gurda poi, al momento dei test, questa chat in fondo.</text:span><text:span text:style-name="T5"><text:line-break/></text:span><text:span text:style-name="T1">Alcuni firewall riscrivono payload, capire se esistono firewall che lo fanno di default e quali. Testarli</text:span><text:span text:style-name="T5"><text:line-break/></text:span><text:a xlink:type="simple" xlink:href="https://chatgpt.com/share/679764ea-dd94-800a-b0ea-d8d0eef4f25e" text:style-name="Internet_20_link" text:visited-style-name="Visited_20_Internet_20_Link"><text:span text:style-name="T4">https://chatgpt.com/share/679764ea-dd94-800a-b0ea-d8d0eef4f25e</text:span></text:a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7:36:05.856000000</meta:creation-date>
    <dc:date>2025-05-10T17:48:14.198000000</dc:date>
    <meta:editing-duration>PT2H32M29S</meta:editing-duration>
    <meta:editing-cycles>3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" meta:word-count="263" meta:character-count="1832" meta:non-whitespace-character-count="1541"/>
  </office:meta>
</office:document-meta>
</file>